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24cm" fo:min-width="3.604cm" style:writing-mode="lr-tb" loext:decorative="false"/>
      <style:paragraph-properties style:writing-mode="lr-tb"/>
    </style:style>
    <style:style style:name="gr2" style:family="graphic" style:parent-style-name="objectwithoutfill">
      <style:graphic-properties draw:stroke="dash" draw:stroke-dash="Double_20_Dash" svg:stroke-color="#000000" svg:stroke-linecap="butt" draw:fill="none" draw:textarea-vertical-align="middle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64cm" fo:min-width="0.096cm" loext:decorative="false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9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84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205cm" fo:min-width="0cm" loext:decorative="false"/>
    </style:style>
    <style:style style:name="gr9" style:family="graphic" style:parent-style-name="objectwithoutfill">
      <style:graphic-properties svg:stroke-color="#000000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8cm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448cm" fo:min-width="0.096cm" loext:decorative="false"/>
    </style:style>
    <style:style style:name="gr12" style:family="graphic" style:parent-style-name="standard">
      <style:graphic-properties draw:stroke="dash" draw:stroke-dash="Double_20_Dash" svg:stroke-width="0cm" svg:stroke-color="#000000" draw:marker-start="Arrowheads_20_5" draw:marker-start-width="0.3cm" svg:stroke-linecap="butt" draw:textarea-vertical-align="middle" loext:decorative="false"/>
    </style:style>
    <style:style style:name="gr13" style:family="graphic" style:parent-style-name="standard">
      <style:graphic-properties draw:stroke="dash" draw:stroke-dash="Double_20_Dash" svg:stroke-color="#000000" draw:marker-start="Arrowheads_20_5" draw:marker-start-width="0.3cm" svg:stroke-linecap="butt" draw:textarea-vertical-align="middle" loext:decorative="false"/>
    </style:style>
    <style:style style:name="gr1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195cm" fo:min-width="12.247cm" loext:decorative="false"/>
    </style:style>
    <style:style style:name="P1" style:family="paragraph">
      <style:paragraph-properties fo:text-align="center"/>
      <style:text-properties style:font-name="Courier New"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style:font-name="Courier New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ourier New"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  <style:text-properties style:font-name="Noto Sans" fo:font-size="10pt" style:font-size-asian="10pt" style:font-size-complex="10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Noto Sans" fo:font-size="10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style:font-name="Noto Sans" fo:font-size="10pt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style:font-name="Noto Sans" fo:font-size="10pt" style:font-size-asian="10pt" style:font-size-complex="10pt"/>
    </style:style>
    <style:style style:name="T3" style:family="text">
      <style:text-properties style:font-name="Noto Sans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66cm" svg:height="0.636cm" svg:x="5.663cm" svg:y="3.273cm">
          <text:p text:style-name="P1"><text:span text:style-name="T1">catalog: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7.746cm" svg:y1="3.908cm" svg:x2="7.746cm" svg:y2="6.6cm">
          <text:p/>
        </draw:line>
        <draw:custom-shape draw:style-name="gr3" draw:text-style-name="P4" draw:layer="layout" svg:width="0.66cm" svg:height="1.778cm" svg:x="7.416cm" svg:y="4.3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cm" svg:y1="4.351cm" svg:x2="7.426cm" svg:y2="4.351cm">
          <text:p/>
        </draw:line>
        <draw:frame draw:style-name="gr5" draw:text-style-name="P6" draw:layer="layout" svg:width="6.452cm" svg:height="0.649cm" svg:x="1cm" svg:y="3.843cm">
          <draw:text-box>
            <text:p text:style-name="P5"><text:span text:style-name="T1">verifyBookAvailability(book)</text:span></text:p>
          </draw:text-box>
        </draw:frame>
        <draw:line draw:style-name="gr4" draw:text-style-name="P3" draw:layer="layout" svg:x1="8.076cm" svg:y1="4.851cm" svg:x2="12.648cm" svg:y2="4.851cm">
          <text:p/>
        </draw:line>
        <draw:frame draw:style-name="gr6" draw:text-style-name="P7" draw:layer="layout" svg:width="4.724cm" svg:height="0.734cm" svg:x="7.833cm" svg:y="4.216cm">
          <draw:text-box>
            <text:p text:style-name="P5"><text:span text:style-name="T2">Check availability of </text:span><text:span text:style-name="T1">book</text:span></text:p>
          </draw:text-box>
        </draw:frame>
        <draw:line draw:style-name="gr2" draw:text-style-name="P3" draw:layer="layout" svg:x1="12.988cm" svg:y1="3.92cm" svg:x2="12.988cm" svg:y2="6.612cm">
          <text:p/>
        </draw:line>
        <draw:g draw:style-name="gr7">
          <draw:custom-shape draw:style-name="gr8" draw:text-style-name="P8" draw:layer="layout" svg:width="0.645cm" svg:height="0.643cm" svg:x="12.663cm" svg:y="1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3" draw:layer="layout" svg:x1="12.981cm" svg:y1="2.278cm" svg:x2="12.981cm" svg:y2="3.25cm">
            <text:p/>
          </draw:line>
          <draw:line draw:style-name="gr9" draw:text-style-name="P3" draw:layer="layout" svg:x1="12.328cm" svg:y1="2.602cm" svg:x2="13.634cm" svg:y2="2.602cm">
            <text:p/>
          </draw:line>
          <draw:line draw:style-name="gr9" draw:text-style-name="P3" draw:layer="layout" svg:x1="12.981cm" svg:y1="3.251cm" svg:x2="13.634cm" svg:y2="3.9cm">
            <text:p/>
          </draw:line>
          <draw:line draw:style-name="gr9" draw:text-style-name="P3" draw:layer="layout" svg:x1="12.981cm" svg:y1="3.251cm" svg:x2="12.328cm" svg:y2="3.9cm">
            <text:p/>
          </draw:line>
        </draw:g>
        <draw:frame draw:style-name="gr10" draw:text-style-name="P9" draw:layer="layout" svg:width="1.81cm" svg:height="0.73cm" svg:x="12.074cm" svg:y="1cm">
          <draw:text-box>
            <text:p text:style-name="P5"><text:span text:style-name="T3">Library</text:span></text:p>
          </draw:text-box>
        </draw:frame>
        <draw:custom-shape draw:style-name="gr11" draw:text-style-name="P4" draw:layer="layout" svg:width="0.66cm" svg:height="0.762cm" svg:x="12.658cm" svg:y="4.8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5" draw:layer="layout" svg:x1="8.076cm" svg:y1="5.629cm" svg:x2="12.648cm" svg:y2="5.629cm">
          <text:p/>
        </draw:line>
        <draw:frame draw:style-name="gr6" draw:text-style-name="P7" draw:layer="layout" svg:width="3.632cm" svg:height="0.734cm" svg:x="8.552cm" svg:y="4.988cm">
          <draw:text-box>
            <text:p text:style-name="P5"><text:span text:style-name="T2">Availability of </text:span><text:span text:style-name="T1">book</text:span></text:p>
          </draw:text-box>
        </draw:frame>
        <draw:line draw:style-name="gr13" draw:text-style-name="P5" draw:layer="layout" svg:x1="1cm" svg:y1="6.131cm" svg:x2="7.426cm" svg:y2="6.131cm">
          <text:p/>
        </draw:line>
        <draw:frame draw:style-name="gr6" draw:text-style-name="P7" draw:layer="layout" svg:width="3.81cm" svg:height="0.734cm" svg:x="3.54cm" svg:y="5.47cm">
          <draw:text-box>
            <text:p text:style-name="P5"><text:span text:style-name="T2">Availability of </text:span><text:span text:style-name="T1">book</text:span></text:p>
          </draw:text-box>
        </draw:frame>
        <draw:custom-shape draw:style-name="gr14" draw:text-style-name="P3" draw:layer="layout" svg:width="13.017cm" svg:height="5.715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42.057382785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3" xml:id="id2" draw:id="id2" draw:layer="layout" svg:x1="1cm" svg:y1="1.508cm" svg:x2="5.826cm" svg:y2="1.508cm">
          <text:p/>
        </draw:line>
        <draw:line draw:style-name="gr9" draw:text-style-name="P3" xml:id="id1" draw:id="id1" draw:layer="layout" svg:x1="6.08cm" svg:y1="1cm" svg:x2="6.08cm" svg:y2="1.254cm">
          <text:p/>
        </draw:line>
        <draw:connector draw:style-name="gr9" draw:text-style-name="P3" draw:layer="layout" draw:type="line" svg:x1="6.08cm" svg:y1="1.254cm" svg:x2="5.826cm" svg:y2="1.508cm" draw:start-shape="id1" draw:start-glue-point="2" draw:end-shape="id2" draw:end-glue-point="1" svg:d="M6080 1254l-254 254" svg:viewBox="0 0 255 255">
          <text:p/>
        </draw:connector>
        <draw:frame draw:style-name="gr10" draw:text-style-name="P11" draw:layer="layout" svg:width="5.08cm" svg:height="0.73cm" svg:x="1cm" svg:y="0.873cm">
          <draw:text-box>
            <text:p text:style-name="P10"><text:span text:style-name="T3">sd Verify Book Availabilit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5" draw:display-name="Arrowheads 5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011cm" fo:page-height="7.7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nathan Gruber</meta:initial-creator>
    <meta:creation-date>2024-03-06T20:10:01.066202926</meta:creation-date>
    <meta:generator>LibreOffice/24.2.1.2$Linux_X86_64 LibreOffice_project/420$Build-2</meta:generator>
    <dc:date>2024-03-13T15:59:40.810774709</dc:date>
    <dc:creator>Jonathan Gruber</dc:creator>
    <meta:editing-duration>PT1H19M40S</meta:editing-duration>
    <meta:editing-cycles>22</meta:editing-cycles>
    <meta:document-statistic meta:object-count="25"/>
  </office:meta>
</office:document-meta>
</file>